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ree est un moteur de simulation marchant avec son propre<text:s/>langage<text:s/>sous forme d’un site. Il permet de créer simuler des données sur une période t,<text:s/><text:s/>et d’afficher leur évolution<text:s/>avec des courbes et un journal de bord, tour par tour.<text:s/>graphe. Il peut également positionner géographique des objets. Il est très utile pour faire des scénario économique, physique, biologique…<text:s/>Projection de<text:s/>l’augmentation des prix sur 1 an avec guerre actuelle, ou encore évolution des êtres vivants dans un écosystèm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MAND JARDILLIER</meta:initial-creator>
    <dc:creator>ARMAND JARDILLIER</dc:creator>
    <meta:creation-date>2026-03-25T10:24:00Z</meta:creation-date>
    <dc:date>2026-03-25T10:24:00Z</dc:date>
    <meta:template xlink:href="Normal" xlink:type="simple"/>
    <meta:editing-cycles>2</meta:editing-cycles>
    <meta:editing-duration>PT0S</meta:editing-duration>
    <meta:document-statistic meta:page-count="1" meta:paragraph-count="1" meta:word-count="78" meta:character-count="497" meta:row-count="5" meta:non-whitespace-character-count="420"/>
  </office:meta>
</office:document-meta>
</file>